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4.05.2018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24.00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65,3 kBq activity, s/n 2910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0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1</text:span><text:span text:style-name="T10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0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4.003</text:p>
          </table:table-cell>
          <table:table-cell table:style-name="Таблица2.B2" office:value-type="float" office:value="7358">
            <text:p text:style-name="P13">7358</text:p>
          </table:table-cell>
          <table:table-cell table:style-name="Таблица2.C2" office:value-type="float" office:value="65.3">
            <text:p text:style-name="P23"><text:span text:style-name="T14">65,3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5-14T09:48:02.22</dc:date>
    <meta:print-date>2018-05-14T09:47:07.26</meta:print-date>
    <meta:editing-cycles>45</meta:editing-cycles>
    <meta:editing-duration>PT8H23M26S</meta:editing-duration>
    <meta:generator>OpenOffice/4.1.4$Win32 OpenOffice.org_project/414m5$Build-9788</meta:generator>
    <dc:creator>Vadim Serikov</dc:creator>
    <meta:printed-by>Vadim Serikov</meta:printed-by>
    <meta:document-statistic meta:table-count="2" meta:image-count="1" meta:object-count="2" meta:page-count="1" meta:paragraph-count="47" meta:word-count="174" meta:character-count="1188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